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ext-properties fo:font-size="10pt" fo:font-weight="bold" style:font-size-asian="10pt" style:font-size-complex="10pt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Arial" fo:font-size="10pt" fo:font-weight="bold" style:font-name-asian="Tahoma" style:font-size-asian="10pt" style:font-name-complex="Tahoma" style:font-size-complex="10pt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 style:data-style-name="N37">
      <style:text-properties fo:font-size="12pt" fo:font-weight="bold"/>
    </style:style>
    <style:style style:name="ce12" style:family="table-cell" style:parent-style-name="Default">
      <style:text-properties fo:font-size="12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ext-properties fo:font-size="12pt" fo:font-weight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weight-asian="bold" style:font-weight-complex="bold"/>
    </style:style>
    <style:style style:name="ce17" style:family="table-cell" style:parent-style-name="Default">
      <style:text-properties fo:font-weight="bold"/>
    </style:style>
    <style:style style:name="ce18" style:family="table-cell" style:parent-style-name="Default">
      <style:text-properties style:font-name="Arial" fo:font-weight="bold" style:font-name-asian="Tahoma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2012.new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0"/>
        <table:table-column table:style-name="co1" table:number-columns-repeated="8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2">
          <table:table-cell table:number-columns-repeated="2"/>
          <table:table-cell table:style-name="ce5" office:value-type="string">
            <text:p>Test April/May 2012 cluster01-10</text:p>
          </table:table-cell>
          <table:table-cell table:style-name="ce11"/>
          <table:table-cell table:number-columns-repeated="4"/>
          <table:table-cell table:style-name="ce15"/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6" office:value-type="string">
            <text:p>10 attrs, 1K values, 100000 reqs, 90% reads</text:p>
          </table:table-cell>
          <table:table-cell table:style-name="ce12" table:number-columns-repeated="4"/>
          <table:table-cell table:style-name="ce1"/>
          <table:table-cell table:style-name="ce12" table:number-columns-repeated="3"/>
          <table:table-cell table:style-name="ce1" table:number-columns-repeated="1012"/>
          <table:table-cell/>
        </table:table-row>
        <table:table-row table:style-name="ro2" table:number-rows-repeated="2">
          <table:table-cell table:style-name="ce1" table:number-columns-repeated="2"/>
          <table:table-cell table:style-name="ce6"/>
          <table:table-cell table:style-name="ce12" table:number-columns-repeated="4"/>
          <table:table-cell table:style-name="ce1"/>
          <table:table-cell table:style-name="ce12" table:number-columns-repeated="3"/>
          <table:table-cell table:style-name="ce1" table:number-columns-repeated="1012"/>
          <table:table-cell/>
        </table:table-row>
        <table:table-row table:style-name="ro2">
          <table:table-cell table:style-name="ce1" table:number-columns-repeated="2"/>
          <table:table-cell table:style-name="ce6" office:value-type="string">
            <text:p>Nod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6">
            <text:p>16</text:p>
          </table:table-cell>
          <table:table-cell table:style-name="ce16" table:number-columns-repeated="2"/>
          <table:table-cell table:style-name="ce12"/>
          <table:table-cell table:style-name="ce1" table:number-columns-repeated="1012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Static: index.html</text:p>
          </table:table-cell>
          <table:table-cell table:number-columns-repeated="5" table:style-name="ce1" office:value-type="float" office:value="31000">
            <text:p>31000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Static: web/static.jsp</text:p>
          </table:table-cell>
          <table:table-cell table:style-name="ce1" office:value-type="float" office:value="30376">
            <text:p>30376</text:p>
          </table:table-cell>
          <table:table-cell table:style-name="ce1" office:value-type="float" office:value="32041">
            <text:p>32041</text:p>
          </table:table-cell>
          <table:table-cell table:style-name="ce1" office:value-type="float" office:value="31150">
            <text:p>31150</text:p>
          </table:table-cell>
          <table:table-cell table:style-name="ce1" office:value-type="float" office:value="30599">
            <text:p>30599</text:p>
          </table:table-cell>
          <table:table-cell table:style-name="ce1" office:value-type="float" office:value="30826">
            <text:p>3082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Non-replicated</text:p>
          </table:table-cell>
          <table:table-cell table:style-name="ce1" office:value-type="float" office:value="30478">
            <text:p>30478</text:p>
          </table:table-cell>
          <table:table-cell table:style-name="ce1" office:value-type="float" office:value="29708">
            <text:p>29708</text:p>
          </table:table-cell>
          <table:table-cell table:style-name="ce1" office:value-type="float" office:value="30534">
            <text:p>30534</text:p>
          </table:table-cell>
          <table:table-cell table:style-name="ce1" office:value-type="float" office:value="29967">
            <text:p>29967</text:p>
          </table:table-cell>
          <table:table-cell table:style-name="ce1" office:value-type="float" office:value="31230">
            <text:p>31230</text:p>
          </table:table-cell>
          <table:table-cell table:style-name="ce1" table:number-columns-repeated="1015"/>
          <table:table-cell/>
        </table:table-row>
        <table:table-row table:style-name="ro1" table:number-rows-repeated="2">
          <table:table-cell table:style-name="ce1" table:number-columns-repeated="2"/>
          <table:table-cell table:style-name="ce6"/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7" office:value-type="string">
            <text:p>UNOPTIMIZED (UDP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7"/>
          <table:table-cell table:style-name="ce1" table:number-columns-repeated="1020"/>
          <table:table-cell/>
        </table:table-row>
        <table:table-row table:style-name="ro1">
          <table:table-cell table:style-name="ce2" table:number-columns-repeated="2"/>
          <table:table-cell table:style-name="ce8" office:value-type="string">
            <text:p>Node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6">
            <text:p>16</text:p>
          </table:table-cell>
          <table:table-cell table:style-name="ce2" table:number-columns-repeated="1015"/>
          <table:table-cell/>
        </table:table-row>
        <table:table-row table:style-name="ro1">
          <table:table-cell table:style-name="ce3" table:number-columns-repeated="2"/>
          <table:table-cell table:style-name="ce8" table:formula="of:=[.C9]" office:value-type="string" office:string-value="Non-replicated">
            <text:p>Non-replicated</text:p>
          </table:table-cell>
          <table:table-cell table:style-name="ce13" table:formula="of:=[.D9]" office:value-type="float" office:value="30478">
            <text:p>30478</text:p>
          </table:table-cell>
          <table:table-cell table:style-name="ce13" table:formula="of:=[.E9]" office:value-type="float" office:value="29708">
            <text:p>29708</text:p>
          </table:table-cell>
          <table:table-cell table:style-name="ce13" table:formula="of:=[.F9]" office:value-type="float" office:value="30534">
            <text:p>30534</text:p>
          </table:table-cell>
          <table:table-cell table:style-name="ce13" table:formula="of:=[.G9]" office:value-type="float" office:value="29967">
            <text:p>29967</text:p>
          </table:table-cell>
          <table:table-cell table:style-name="ce13" table:formula="of:=[.H9]" office:value-type="float" office:value="31230">
            <text:p>31230</text:p>
          </table:table-cell>
          <table:table-cell table:style-name="ce3" table:number-columns-repeated="1015"/>
          <table:table-cell table:style-name="ce14"/>
        </table:table-row>
        <table:table-row table:style-name="ro1">
          <table:table-cell table:style-name="ce1" table:number-columns-repeated="2"/>
          <table:table-cell table:style-name="ce6" office:value-type="string">
            <text:p>repl-sync</text:p>
          </table:table-cell>
          <table:table-cell table:style-name="ce1" office:value-type="float" office:value="7530">
            <text:p>7530</text:p>
          </table:table-cell>
          <table:table-cell table:style-name="ce1" office:value-type="float" office:value="6529">
            <text:p>6529</text:p>
          </table:table-cell>
          <table:table-cell table:style-name="ce1" office:value-type="float" office:value="6328">
            <text:p>6328</text:p>
          </table:table-cell>
          <table:table-cell table:style-name="ce1" office:value-type="float" office:value="5809">
            <text:p>5809</text:p>
          </table:table-cell>
          <table:table-cell table:style-name="ce1" office:value-type="float" office:value="5902">
            <text:p>590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repl-async</text:p>
          </table:table-cell>
          <table:table-cell table:style-name="ce1" office:value-type="float" office:value="10563">
            <text:p>10563</text:p>
          </table:table-cell>
          <table:table-cell table:style-name="ce1" office:value-type="float" office:value="7532">
            <text:p>7532</text:p>
          </table:table-cell>
          <table:table-cell table:style-name="ce1" office:value-type="float" office:value="7266">
            <text:p>7266</text:p>
          </table:table-cell>
          <table:table-cell table:style-name="ce1" office:value-type="float" office:value="8686">
            <text:p>8686</text:p>
          </table:table-cell>
          <table:table-cell table:style-name="ce1" office:value-type="float" office:value="8158">
            <text:p>8158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dist-sync</text:p>
          </table:table-cell>
          <table:table-cell table:style-name="ce1" office:value-type="float" office:value="6935">
            <text:p>6935</text:p>
          </table:table-cell>
          <table:table-cell table:style-name="ce1" office:value-type="float" office:value="13635">
            <text:p>13635</text:p>
          </table:table-cell>
          <table:table-cell table:style-name="ce1" office:value-type="float" office:value="25188">
            <text:p>25188</text:p>
          </table:table-cell>
          <table:table-cell table:style-name="ce1" office:value-type="float" office:value="26860">
            <text:p>26860</text:p>
          </table:table-cell>
          <table:table-cell table:style-name="ce1" office:value-type="float" office:value="27677">
            <text:p>27677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dist-async</text:p>
          </table:table-cell>
          <table:table-cell table:style-name="ce1" office:value-type="float" office:value="10079">
            <text:p>10079</text:p>
          </table:table-cell>
          <table:table-cell table:style-name="ce1" office:value-type="float" office:value="9067">
            <text:p>9067</text:p>
          </table:table-cell>
          <table:table-cell table:style-name="ce1" office:value-type="float" office:value="29655">
            <text:p>29655</text:p>
          </table:table-cell>
          <table:table-cell table:style-name="ce1" office:value-type="float" office:value="28288">
            <text:p>28288</text:p>
          </table:table-cell>
          <table:table-cell table:style-name="ce1" office:value-type="float" office:value="29420">
            <text:p>29420</text:p>
          </table:table-cell>
          <table:table-cell table:style-name="ce1" table:number-columns-repeated="1015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6"/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UNOPTIMIZED (TCP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2" table:number-columns-repeated="2"/>
          <table:table-cell table:style-name="ce8" office:value-type="string">
            <text:p>Node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6">
            <text:p>16</text:p>
          </table:table-cell>
          <table:table-cell table:style-name="ce2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table:formula="of:=[.C9]" office:value-type="string" office:string-value="Non-replicated">
            <text:p>Non-replicated</text:p>
          </table:table-cell>
          <table:table-cell table:style-name="ce6" table:formula="of:=[.D9]" office:value-type="float" office:value="30478">
            <text:p>30478</text:p>
          </table:table-cell>
          <table:table-cell table:style-name="ce6" table:formula="of:=[.E9]" office:value-type="float" office:value="29708">
            <text:p>29708</text:p>
          </table:table-cell>
          <table:table-cell table:style-name="ce6" table:formula="of:=[.F9]" office:value-type="float" office:value="30534">
            <text:p>30534</text:p>
          </table:table-cell>
          <table:table-cell table:style-name="ce6" table:formula="of:=[.G9]" office:value-type="float" office:value="29967">
            <text:p>29967</text:p>
          </table:table-cell>
          <table:table-cell table:style-name="ce6" table:formula="of:=[.H9]" office:value-type="float" office:value="31230">
            <text:p>31230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repl-sync</text:p>
          </table:table-cell>
          <table:table-cell table:style-name="ce1" office:value-type="float" office:value="8317">
            <text:p>8317</text:p>
          </table:table-cell>
          <table:table-cell table:style-name="ce1" office:value-type="float" office:value="8309">
            <text:p>8309</text:p>
          </table:table-cell>
          <table:table-cell table:style-name="ce1" office:value-type="float" office:value="6437">
            <text:p>6437</text:p>
          </table:table-cell>
          <table:table-cell table:style-name="ce1" office:value-type="float" office:value="3256">
            <text:p>3256</text:p>
          </table:table-cell>
          <table:table-cell table:style-name="ce1" office:value-type="float" office:value="3322">
            <text:p>332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repl-async</text:p>
          </table:table-cell>
          <table:table-cell table:style-name="ce1" office:value-type="float" office:value="13495">
            <text:p>13495</text:p>
          </table:table-cell>
          <table:table-cell table:style-name="ce1" office:value-type="float" office:value="14345">
            <text:p>14345</text:p>
          </table:table-cell>
          <table:table-cell table:style-name="ce1" office:value-type="float" office:value="11179">
            <text:p>11179</text:p>
          </table:table-cell>
          <table:table-cell table:style-name="ce1" office:value-type="float" office:value="6140">
            <text:p>6140</text:p>
          </table:table-cell>
          <table:table-cell table:style-name="ce1" office:value-type="float" office:value="5483">
            <text:p>5483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dist-sync</text:p>
          </table:table-cell>
          <table:table-cell table:style-name="ce1" office:value-type="float" office:value="7497">
            <text:p>7497</text:p>
          </table:table-cell>
          <table:table-cell table:style-name="ce1" office:value-type="float" office:value="21381">
            <text:p>21381</text:p>
          </table:table-cell>
          <table:table-cell table:style-name="ce1" office:value-type="float" office:value="26852">
            <text:p>26852</text:p>
          </table:table-cell>
          <table:table-cell table:style-name="ce1" office:value-type="float" office:value="27800">
            <text:p>27800</text:p>
          </table:table-cell>
          <table:table-cell table:style-name="ce1" office:value-type="float" office:value="28546">
            <text:p>28546</text:p>
          </table:table-cell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6" office:value-type="string">
            <text:p>dist-async</text:p>
          </table:table-cell>
          <table:table-cell table:style-name="ce1" office:value-type="float" office:value="12534">
            <text:p>12534</text:p>
          </table:table-cell>
          <table:table-cell table:style-name="ce1" office:value-type="float" office:value="24277">
            <text:p>24277</text:p>
          </table:table-cell>
          <table:table-cell table:style-name="ce1" office:value-type="float" office:value="28409">
            <text:p>28409</text:p>
          </table:table-cell>
          <table:table-cell table:style-name="ce1" office:value-type="float" office:value="27225">
            <text:p>27225</text:p>
          </table:table-cell>
          <table:table-cell table:style-name="ce1" office:value-type="float" office:value="28743">
            <text:p>28743</text:p>
          </table:table-cell>
          <table:table-cell table:style-name="ce1" table:number-columns-repeated="1016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4" office:value-type="string">
            <text:p>OPTIMIZED (-SET +ATTRIBUTE) (UDP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4" office:value-type="string">
            <text:p>Node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4" table:formula="of:=[.C9]" office:value-type="string" office:string-value="Non-replicated">
            <text:p>Non-replicated</text:p>
          </table:table-cell>
          <table:table-cell table:style-name="ce4" table:formula="of:=[.D9]" office:value-type="float" office:value="30478">
            <text:p>30478</text:p>
          </table:table-cell>
          <table:table-cell table:style-name="ce4" table:formula="of:=[.E9]" office:value-type="float" office:value="29708">
            <text:p>29708</text:p>
          </table:table-cell>
          <table:table-cell table:style-name="ce4" table:formula="of:=[.F9]" office:value-type="float" office:value="30534">
            <text:p>30534</text:p>
          </table:table-cell>
          <table:table-cell table:style-name="ce4" table:formula="of:=[.G9]" office:value-type="float" office:value="29967">
            <text:p>29967</text:p>
          </table:table-cell>
          <table:table-cell table:style-name="ce4" table:formula="of:=[.H9]" office:value-type="float" office:value="31230">
            <text:p>31230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4" table:number-columns-repeated="2"/>
          <table:table-cell table:style-name="ce4" office:value-type="string">
            <text:p>repl-sync</text:p>
          </table:table-cell>
          <table:table-cell table:style-name="ce4" office:value-type="float" office:value="9455">
            <text:p>9455</text:p>
          </table:table-cell>
          <table:table-cell table:style-name="ce4" office:value-type="float" office:value="10036">
            <text:p>10036</text:p>
          </table:table-cell>
          <table:table-cell table:style-name="ce4" office:value-type="float" office:value="10031">
            <text:p>10031</text:p>
          </table:table-cell>
          <table:table-cell table:style-name="ce4" office:value-type="float" office:value="8030">
            <text:p>8030</text:p>
          </table:table-cell>
          <table:table-cell table:style-name="ce4" office:value-type="float" office:value="7713">
            <text:p>7713</text:p>
          </table:table-cell>
          <table:table-cell table:style-name="ce4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repl-async</text:p>
          </table:table-cell>
          <table:table-cell table:style-name="ce1" office:value-type="float" office:value="27571">
            <text:p>27571</text:p>
          </table:table-cell>
          <table:table-cell table:style-name="ce1" office:value-type="float" office:value="24160">
            <text:p>24160</text:p>
          </table:table-cell>
          <table:table-cell table:style-name="ce1" office:value-type="float" office:value="23223">
            <text:p>23223</text:p>
          </table:table-cell>
          <table:table-cell table:style-name="ce1" office:value-type="float" office:value="20738">
            <text:p>20738</text:p>
          </table:table-cell>
          <table:table-cell table:style-name="ce1" office:value-type="float" office:value="21815">
            <text:p>21815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dist-sync</text:p>
          </table:table-cell>
          <table:table-cell table:style-name="ce1" office:value-type="float" office:value="8924">
            <text:p>8924</text:p>
          </table:table-cell>
          <table:table-cell table:style-name="ce1" office:value-type="float" office:value="23957">
            <text:p>23957</text:p>
          </table:table-cell>
          <table:table-cell table:style-name="ce1" office:value-type="float" office:value="28097">
            <text:p>28097</text:p>
          </table:table-cell>
          <table:table-cell table:style-name="ce1" office:value-type="float" office:value="28224">
            <text:p>28224</text:p>
          </table:table-cell>
          <table:table-cell table:style-name="ce1" office:value-type="float" office:value="29542">
            <text:p>2954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dist-async</text:p>
          </table:table-cell>
          <table:table-cell table:style-name="ce1" office:value-type="float" office:value="9929">
            <text:p>9929</text:p>
          </table:table-cell>
          <table:table-cell table:style-name="ce1" office:value-type="float" office:value="24485">
            <text:p>24485</text:p>
          </table:table-cell>
          <table:table-cell table:style-name="ce1" office:value-type="float" office:value="29265">
            <text:p>29265</text:p>
          </table:table-cell>
          <table:table-cell table:style-name="ce1" office:value-type="float" office:value="27886">
            <text:p>27886</text:p>
          </table:table-cell>
          <table:table-cell table:style-name="ce1" office:value-type="float" office:value="28473">
            <text:p>28473</text:p>
          </table:table-cell>
          <table:table-cell table:style-name="ce1" table:number-columns-repeated="1015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6"/>
          <table:table-cell table:style-name="ce1" table:number-columns-repeated="4"/>
          <table:table-cell/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/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7" office:value-type="string">
            <text:p>OPTIMIZED (+SET +ATTRIBUTE) (UDP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Node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table:formula="of:=[.C9]" office:value-type="string" office:string-value="Non-replicated">
            <text:p>Non-replicated</text:p>
          </table:table-cell>
          <table:table-cell table:style-name="ce6" table:formula="of:=[.D9]" office:value-type="float" office:value="30478">
            <text:p>30478</text:p>
          </table:table-cell>
          <table:table-cell table:style-name="ce6" table:formula="of:=[.E9]" office:value-type="float" office:value="29708">
            <text:p>29708</text:p>
          </table:table-cell>
          <table:table-cell table:style-name="ce6" table:formula="of:=[.F9]" office:value-type="float" office:value="30534">
            <text:p>30534</text:p>
          </table:table-cell>
          <table:table-cell table:style-name="ce6" table:formula="of:=[.G9]" office:value-type="float" office:value="29967">
            <text:p>29967</text:p>
          </table:table-cell>
          <table:table-cell table:style-name="ce6" table:formula="of:=[.H9]" office:value-type="float" office:value="31230">
            <text:p>31230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repl-sync</text:p>
          </table:table-cell>
          <table:table-cell table:style-name="ce1" office:value-type="float" office:value="30238">
            <text:p>30238</text:p>
          </table:table-cell>
          <table:table-cell table:style-name="ce1" office:value-type="float" office:value="30111">
            <text:p>30111</text:p>
          </table:table-cell>
          <table:table-cell table:style-name="ce1" office:value-type="float" office:value="31230">
            <text:p>31230</text:p>
          </table:table-cell>
          <table:table-cell table:style-name="ce1" office:value-type="float" office:value="29231">
            <text:p>29231</text:p>
          </table:table-cell>
          <table:table-cell table:style-name="ce1" office:value-type="float" office:value="30646">
            <text:p>3064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repl-async</text:p>
          </table:table-cell>
          <table:table-cell table:style-name="ce1" office:value-type="float" office:value="30902">
            <text:p>30902</text:p>
          </table:table-cell>
          <table:table-cell table:style-name="ce1" office:value-type="float" office:value="29137">
            <text:p>29137</text:p>
          </table:table-cell>
          <table:table-cell table:style-name="ce1" office:value-type="float" office:value="31297">
            <text:p>31297</text:p>
          </table:table-cell>
          <table:table-cell table:style-name="ce1" office:value-type="float" office:value="29753">
            <text:p>29753</text:p>
          </table:table-cell>
          <table:table-cell table:style-name="ce1" office:value-type="float" office:value="30562">
            <text:p>3056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office:value-type="float" office:value="29146">
            <text:p>29146</text:p>
          </table:table-cell>
          <table:table-cell table:style-name="ce1" office:value-type="float" office:value="30740">
            <text:p>30740</text:p>
          </table:table-cell>
          <table:table-cell table:style-name="ce1" office:value-type="float" office:value="29673">
            <text:p>29673</text:p>
          </table:table-cell>
          <table:table-cell table:style-name="ce1" office:value-type="float" office:value="28752">
            <text:p>28752</text:p>
          </table:table-cell>
          <table:table-cell table:style-name="ce1" office:value-type="float" office:value="29274">
            <text:p>29274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dist-async</text:p>
          </table:table-cell>
          <table:table-cell table:style-name="ce1" office:value-type="float" office:value="29325">
            <text:p>29325</text:p>
          </table:table-cell>
          <table:table-cell table:style-name="ce1" office:value-type="float" office:value="29137">
            <text:p>29137</text:p>
          </table:table-cell>
          <table:table-cell table:style-name="ce1" office:value-type="float" office:value="30084">
            <text:p>30084</text:p>
          </table:table-cell>
          <table:table-cell table:style-name="ce1" office:value-type="float" office:value="30515">
            <text:p>30515</text:p>
          </table:table-cell>
          <table:table-cell table:style-name="ce1" office:value-type="float" office:value="29385">
            <text:p>29385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EAP 4.x (2008 test)</text:p>
          </table:table-cell>
          <table:table-cell table:style-name="ce1"/>
          <table:table-cell table:style-name="ce1" table:formula="of:=['2008'.J30]" office:value-type="float" office:value="8606">
            <text:p>8606</text:p>
          </table:table-cell>
          <table:table-cell table:style-name="ce1" table:formula="of:=['2008'.K30]" office:value-type="float" office:value="9607">
            <text:p>9607</text:p>
          </table:table-cell>
          <table:table-cell table:style-name="ce1" table:number-columns-repeated="1017"/>
          <table:table-cell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Varying number of clients (8 nodes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Clients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00">
            <text:p>400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repl-sync (per client)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846">
            <text:p>846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77">
            <text:p>77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repl-async (per client)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76">
            <text:p>7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dist-sync (per client)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77">
            <text:p>77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dist-async (per client)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77">
            <text:p>77</text:p>
          </table:table-cell>
          <table:table-cell table:style-name="ce1" table:number-columns-repeated="1016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5"/>
          <table:table-cell table:style-name="ce1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>
            <text:p>10GB network (messaging-xx) +802.3</text:p>
          </table:table-cell>
          <table:table-cell table:style-name="ce1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5"/>
          <table:table-cell table:style-name="ce14" table:number-columns-repeated="4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8" office:value-type="string">
            <text:p>Node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6">
            <text:p>16</text:p>
          </table:table-cell>
          <table:table-cell table:style-name="ce2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repl-sync (UDP)</text:p>
          </table:table-cell>
          <table:table-cell table:style-name="ce1" office:value-type="float" office:value="8435">
            <text:p>8435</text:p>
          </table:table-cell>
          <table:table-cell table:style-name="ce1" office:value-type="float" office:value="5884">
            <text:p>5884</text:p>
          </table:table-cell>
          <table:table-cell table:style-name="ce1" office:value-type="float" office:value="6694">
            <text:p>6694</text:p>
          </table:table-cell>
          <table:table-cell table:number-columns-repeated="2" table:style-name="ce1" office:value-type="string">
            <text:p><text:s/>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repl-sync (TCP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repl-async (UDP)</text:p>
          </table:table-cell>
          <table:table-cell table:style-name="ce1" table:number-columns-repeated="2"/>
          <table:table-cell table:style-name="ce1" office:value-type="float" office:value="13616">
            <text:p>13616</text:p>
          </table:table-cell>
          <table:table-cell table:style-name="ce1"/>
          <table:table-cell table:style-name="ce1" office:value-type="float" office:value="10388">
            <text:p>10388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repl-async (TCP)</text:p>
          </table:table-cell>
          <table:table-cell table:style-name="ce1" table:number-columns-repeated="1020"/>
          <table:table-cell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1021"/>
        </table:table-row>
        <table:table-row table:style-name="ro2">
          <table:table-cell table:number-columns-repeated="2"/>
          <table:table-cell table:style-name="ce5"/>
          <table:table-cell table:style-name="ce15" table:number-columns-repeated="4"/>
          <table:table-cell table:number-columns-repeated="1017"/>
        </table:table-row>
        <table:table-row table:style-name="ro1" table:number-rows-repeated="54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5410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9830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7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11" office:value-type="date" office:date-value="2008-01-17">
            <text:p>01/17/08</text:p>
          </table:table-cell>
          <table:table-cell table:style-name="ce11"/>
          <table:table-cell table:number-columns-repeated="3"/>
          <table:table-cell table:style-name="ce15" office:value-type="string">
            <text:p>First ru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5" office:value-type="string">
            <text:p>1 node</text:p>
          </table:table-cell>
          <table:table-cell table:style-name="ce15" office:value-type="string">
            <text:p>2 nodes</text:p>
          </table:table-cell>
          <table:table-cell table:style-name="ce15" office:value-type="string">
            <text:p>4 nodes</text:p>
          </table:table-cell>
          <table:table-cell table:style-name="ce15" office:value-type="string">
            <text:p>8 nodes</text:p>
          </table:table-cell>
          <table:table-cell/>
          <table:table-cell table:style-name="ce15" office:value-type="string">
            <text:p>1 node</text:p>
          </table:table-cell>
          <table:table-cell table:style-name="ce15" office:value-type="string">
            <text:p>4 nodes</text:p>
          </table:table-cell>
          <table:table-cell table:style-name="ce15" office:value-type="string">
            <text:p>8 nodes</text:p>
          </table:table-cell>
        </table:table-row>
        <table:table-row table:style-name="ro2">
          <table:table-cell table:number-columns-repeated="3"/>
          <table:table-cell table:style-name="ce15" table:number-columns-repeated="4"/>
          <table:table-cell/>
          <table:table-cell table:style-name="ce15" table:number-columns-repeated="3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5" office:value-type="string">
            <text:p>Reqs/sec (1 client)</text:p>
          </table:table-cell>
          <table:table-cell table:number-columns-repeated="5"/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Reqs/sec (16 clients)</text:p>
          </table:table-cell>
          <table:table-cell table:number-columns-repeated="5"/>
          <table:table-cell table:formula="of:=(3194+3249)/2" office:value-type="float" office:value="3221.5">
            <text:p>3221.5</text:p>
          </table:table-cell>
          <table:table-cell table:formula="of:=(820+839)/2" office:value-type="float" office:value="829.5">
            <text:p>829.5</text:p>
          </table:table-cell>
          <table:table-cell table:formula="of:=(1210+1322)/2" office:value-type="float" office:value="1266">
            <text:p>1266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Reqs/sec (32 clients)</text:p>
          </table:table-cell>
          <table:table-cell table:number-columns-repeated="5"/>
          <table:table-cell table:formula="of:=(3244+3143)/2" office:value-type="float" office:value="3193.5">
            <text:p>3193.5</text:p>
          </table:table-cell>
          <table:table-cell table:formula="of:=(740+747)/2" office:value-type="float" office:value="743.5">
            <text:p>743.5</text:p>
          </table:table-cell>
          <table:table-cell table:formula="of:=(1306+1258)/2" office:value-type="float" office:value="1282">
            <text:p>1282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Reqs/sec (100 clients)</text:p>
          </table:table-cell>
          <table:table-cell table:number-columns-repeated="5"/>
          <table:table-cell table:formula="of:=(3424+3637)/2" office:value-type="float" office:value="3530.5">
            <text:p>3530.5</text:p>
          </table:table-cell>
          <table:table-cell table:formula="of:=(733+707)/2" office:value-type="float" office:value="720">
            <text:p>720</text:p>
          </table:table-cell>
          <table:table-cell table:formula="of:=(1182+1107)/2" office:value-type="float" office:value="1144.5">
            <text:p>1144.5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Reqs/sec (200 clients)</text:p>
          </table:table-cell>
          <table:table-cell table:number-columns-repeated="5"/>
          <table:table-cell table:formula="of:=(3904+3623)/2" office:value-type="float" office:value="3763.5">
            <text:p>3763.5</text:p>
          </table:table-cell>
          <table:table-cell table:formula="of:=(713+747)/2" office:value-type="float" office:value="730">
            <text:p>730</text:p>
          </table:table-cell>
          <table:table-cell table:formula="of:=(1037+1127)/2" office:value-type="float" office:value="1082">
            <text:p>1082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Reqs/sec (400 clients)</text:p>
          </table:table-cell>
          <table:table-cell table:number-columns-repeated="5"/>
          <table:table-cell table:formula="of:=(5015+5078)/2" office:value-type="float" office:value="5046.5">
            <text:p>5046.5</text:p>
          </table:table-cell>
          <table:table-cell table:formula="of:=(711+694)/2" office:value-type="float" office:value="702.5">
            <text:p>702.5</text:p>
          </table:table-cell>
          <table:table-cell table:formula="of:=(1234+1157)/2" office:value-type="float" office:value="1195.5">
            <text:p>119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5" office:value-type="string">
            <text:p>Reqs/sec (1 client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5" office:value-type="string">
            <text:p>Reqs/sec (16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5" office:value-type="string">
            <text:p>Reqs/sec (32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5" office:value-type="string">
            <text:p>Reqs/sec (1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5" office:value-type="string">
            <text:p>Reqs/sec (2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5" office:value-type="string">
            <text:p>Reqs/sec (400 clients)</text:p>
          </table:table-cell>
          <table:table-cell table:number-columns-repeated="5"/>
          <table:table-cell office:value-type="float" office:value="6881">
            <text:p>6881</text:p>
          </table:table-cell>
          <table:table-cell office:value-type="float" office:value="4236">
            <text:p>4236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5" office:value-type="string">
            <text:p>Reqs/sec (1 client)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>
            <text:p>Reqs/sec (16 clients)</text:p>
          </table:table-cell>
          <table:table-cell table:number-columns-repeated="5"/>
          <table:table-cell office:value-type="float" office:value="4935">
            <text:p>493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>
            <text:p>Reqs/sec (32 clients)</text:p>
          </table:table-cell>
          <table:table-cell table:number-columns-repeated="5"/>
          <table:table-cell office:value-type="float" office:value="5908">
            <text:p>590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>
            <text:p>Reqs/sec (100 clients)</text:p>
          </table:table-cell>
          <table:table-cell table:number-columns-repeated="5"/>
          <table:table-cell office:value-type="float" office:value="7952">
            <text:p>795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>
            <text:p>Reqs/sec (200 clients)</text:p>
          </table:table-cell>
          <table:table-cell table:number-columns-repeated="5"/>
          <table:table-cell office:value-type="float" office:value="8086">
            <text:p>80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>
            <text:p>Reqs/sec (400 clients)</text:p>
          </table:table-cell>
          <table:table-cell table:style-name="ce14" table:number-columns-repeated="4"/>
          <table:table-cell/>
          <table:table-cell table:formula="of:=(9236+9000)/2" office:value-type="float" office:value="9118">
            <text:p>9118</text:p>
          </table:table-cell>
          <table:table-cell office:value-type="float" office:value="8606">
            <text:p>8606</text:p>
          </table:table-cell>
          <table:table-cell office:value-type="float" office:value="9607">
            <text:p>9607</text:p>
          </table:table-cell>
        </table:table-row>
        <table:table-row table:style-name="ro2" table:number-rows-repeated="2">
          <table:table-cell table:number-columns-repeated="2"/>
          <table:table-cell table:style-name="ce15"/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>
            <text:p>DEFAULT</text:p>
          </table:table-cell>
          <table:table-cell table:style-name="ce14" office:value-type="float" office:value="6303">
            <text:p>6303</text:p>
          </table:table-cell>
          <table:table-cell table:style-name="ce14" office:value-type="float" office:value="496">
            <text:p>496</text:p>
          </table:table-cell>
          <table:table-cell table:style-name="ce14" office:value-type="float" office:value="752">
            <text:p>752</text:p>
          </table:table-cell>
          <table:table-cell table:style-name="ce14" office:value-type="float" office:value="1192">
            <text:p>1192</text:p>
          </table:table-cell>
          <table:table-cell/>
          <table:table-cell table:formula="of:=[.I12]" office:value-type="float" office:value="5046.5">
            <text:p>5046.5</text:p>
          </table:table-cell>
          <table:table-cell table:formula="of:=[.J12]" office:value-type="float" office:value="702.5">
            <text:p>702.5</text:p>
          </table:table-cell>
          <table:table-cell table:formula="of:=[.K12]" office:value-type="float" office:value="1195.5">
            <text:p>1195.5</text:p>
          </table:table-cell>
        </table:table-row>
        <table:table-row table:style-name="ro1">
          <table:table-cell table:number-columns-repeated="2"/>
          <table:table-cell table:style-name="ce5" office:value-type="string">
            <text:p>Switch to ATTRIBUTE</text:p>
          </table:table-cell>
          <table:table-cell table:style-name="ce14" office:value-type="float" office:value="6730">
            <text:p>6730</text:p>
          </table:table-cell>
          <table:table-cell table:style-name="ce14" office:value-type="float" office:value="2940">
            <text:p>2940</text:p>
          </table:table-cell>
          <table:table-cell table:style-name="ce14" office:value-type="float" office:value="4315">
            <text:p>4315</text:p>
          </table:table-cell>
          <table:table-cell table:style-name="ce14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5" office:value-type="string">
            <text:p>Switch to ATTRIBUTE &amp; SET</text:p>
          </table:table-cell>
          <table:table-cell table:style-name="ce14" office:value-type="float" office:value="8823">
            <text:p>8823</text:p>
          </table:table-cell>
          <table:table-cell table:style-name="ce14" table:formula="of:=(9289+8560+8729+9074)/4" office:value-type="float" office:value="8913">
            <text:p>8913</text:p>
          </table:table-cell>
          <table:table-cell table:style-name="ce14" table:formula="of:=(8797+9129+9234+8928)/4" office:value-type="float" office:value="9022">
            <text:p>9022</text:p>
          </table:table-cell>
          <table:table-cell table:style-name="ce14" office:value-type="float" office:value="8646">
            <text:p>8646</text:p>
          </table:table-cell>
          <table:table-cell/>
          <table:table-cell table:formula="of:=[.I30]" office:value-type="float" office:value="9118">
            <text:p>9118</text:p>
          </table:table-cell>
          <table:table-cell table:formula="of:=[.J30]" office:value-type="float" office:value="8606">
            <text:p>8606</text:p>
          </table:table-cell>
          <table:table-cell table:formula="of:=[.K30]" office:value-type="float" office:value="9607">
            <text:p>9607</text:p>
          </table:table-cell>
        </table:table-row>
        <table:table-row table:style-name="ro1">
          <table:table-cell table:number-columns-repeated="2"/>
          <table:table-cell table:style-name="ce5" office:value-type="string">
            <text:p>DEFAULT + LOCAL</text:p>
          </table:table-cell>
          <table:table-cell table:style-name="ce14" table:formula="of:=(6728+6386)/2" office:value-type="float" office:value="6557">
            <text:p>6557</text:p>
          </table:table-cell>
          <table:table-cell table:style-name="ce14" table:formula="of:=(9440+9755+9254)/3" office:value-type="float" office:value="9483">
            <text:p>9483</text:p>
          </table:table-cell>
          <table:table-cell table:style-name="ce14" office:value-type="float" office:value="8565">
            <text:p>8565</text:p>
          </table:table-cell>
          <table:table-cell table:style-name="ce14" table:formula="of:=(8734+8962)/2" office:value-type="float" office:value="8848">
            <text:p>8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>
            <text:p>DEFAULT not distributable</text:p>
          </table:table-cell>
          <table:table-cell table:style-name="ce14" office:value-type="float" office:value="8964">
            <text:p>8964</text:p>
          </table:table-cell>
          <table:table-cell table:style-name="ce14" office:value-type="float" office:value="9047">
            <text:p>9047</text:p>
          </table:table-cell>
          <table:table-cell table:style-name="ce14" office:value-type="float" office:value="9021">
            <text:p>9021</text:p>
          </table:table-cell>
          <table:table-cell table:style-name="ce14" office:value-type="float" office:value="9037">
            <text:p>90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8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/>
          <table:table-cell office:value-type="float" office:value="6443">
            <text:p>6443</text:p>
          </table:table-cell>
          <table:table-cell office:value-type="float" office:value="4211">
            <text:p>4211</text:p>
          </table:table-cell>
          <table:table-cell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/>
          <table:table-cell office:value-type="float" office:value="6516">
            <text:p>6516</text:p>
          </table:table-cell>
          <table:table-cell table:formula="of:=(7936+8236)/2" office:value-type="float" office:value="8086">
            <text:p>8086</text:p>
          </table:table-cell>
          <table:table-cell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/>
          <table:table-cell office:value-type="float" office:value="6712">
            <text:p>6712</text:p>
          </table:table-cell>
          <table:table-cell office:value-type="float" office:value="4601">
            <text:p>4601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table:number-columns-repeated="2"/>
          <table:table-cell table:style-name="ce18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/>
          <table:table-cell table:formula="of:=[.I46]" office:value-type="float" office:value="6443">
            <text:p>6443</text:p>
          </table:table-cell>
          <table:table-cell table:formula="of:=[.J46]" office:value-type="float" office:value="4211">
            <text:p>4211</text:p>
          </table:table-cell>
          <table:table-cell table:formula="of:=[.K46]"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8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/>
          <table:table-cell office:value-type="float" office:value="6481">
            <text:p>6481</text:p>
          </table:table-cell>
          <table:table-cell office:value-type="float" office:value="1753">
            <text:p>17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>
          <table:table-cell table:number-columns-repeated="2"/>
          <table:table-cell table:style-name="ce18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/>
          <table:table-cell office:value-type="float" office:value="6785">
            <text:p>6785</text:p>
          </table:table-cell>
          <table:table-cell office:value-type="float" office:value="4334">
            <text:p>4334</text:p>
          </table:table-cell>
          <table:table-cell table:formula="of:=(7865+7063+8598+8111)/4" office:value-type="float" office:value="7909.25">
            <text:p>7909.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6"/>
          <table:table-cell>
            <draw:frame table:end-cell-address="'2008'.P89" table:end-x="0.1205in" table:end-y="0.1031in" draw:z-index="0" draw:style-name="gr1" svg:width="5.4441in" svg:height="3.5705in" svg:x="0.0169in" svg:y="0.076in">
              <draw:object draw:notify-on-update-of-ranges="'2008'.D73:'2008'.G73 '2008'.C74:'2008'.C74 '2008'.D74:'2008'.G74 '2008'.C75:'2008'.C75 '2008'.D75:'2008'.G7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15" office:value-type="string">
            <text:p>1 node</text:p>
          </table:table-cell>
          <table:table-cell table:style-name="ce15" office:value-type="string">
            <text:p>2 nodes</text:p>
          </table:table-cell>
          <table:table-cell table:style-name="ce15" office:value-type="string">
            <text:p>4 nodes</text:p>
          </table:table-cell>
          <table:table-cell table:style-name="ce15" office:value-type="string">
            <text:p>8 no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15" table:end-x="0.0894in" table:end-y="0.0193in" draw:z-index="1" draw:style-name="gr1" svg:width="5.4441in" svg:height="3.915in" svg:x="0.878in" svg:y="0.1685in">
              <draw:object draw:notify-on-update-of-ranges="'2008'.D94:'2008'.G94 '2008'.C95:'2008'.C95 '2008'.D95:'2008'.G95 '2008'.C96:'2008'.C96 '2008'.D96:'2008'.G9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6"/>
          <table:table-cell>
            <draw:frame table:end-cell-address="'2008'.P138" table:end-x="0.3614in" table:end-y="0.1673in" draw:z-index="2" draw:style-name="gr1" svg:width="5.635in" svg:height="3.8504in" svg:x="0.0669in" svg:y="0.0118in">
              <draw:object draw:notify-on-update-of-ranges="'2008'.D120:'2008'.G120 '2008'.C121:'2008'.C121 '2008'.D121:'2008'.G121 '2008'.C122:'2008'.C122 '2008'.D122:'2008'.G122 '2008'.C123:'2008'.C123 '2008'.D123:'2008'.G1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'2008'.P163" table:end-x="0.0063in" table:end-y="0.0295in" draw:z-index="3" draw:style-name="gr1" svg:width="5.3402in" svg:height="3.7in" svg:x="0.0067in" svg:y="0.0244in">
              <draw:object draw:notify-on-update-of-ranges="'2008'.D144:'2008'.G144 '2008'.C145:'2008'.C145 '2008'.D145:'2008'.G145 '2008'.C146:'2008'.C146 '2008'.D146:'2008'.G146 '2008'.C147:'2008'.C147 '2008'.D147:'2008'.G14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86" table:end-x="0.0268in" table:end-y="0.0209in" draw:z-index="4" draw:style-name="gr1" svg:width="5.3709in" svg:height="3.6764in" svg:x="0.8886in" svg:y="0.039in">
              <draw:object draw:notify-on-update-of-ranges="'2008'.D167:'2008'.G167 '2008'.C168:'2008'.C168 '2008'.D168:'2008'.G168 '2008'.C169:'2008'.C169 '2008'.D169:'2008'.G169 '2008'.C170:'2008'.C170 '2008'.D170:'2008'.G170 '2008'.C171:'2008'.C171 '2008'.D171:'2008'.G17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2"/>
          <table:table-cell>
            <draw:frame table:end-cell-address="'2008'.P208" table:end-x="0.3193in" table:end-y="0.052in" draw:z-index="5" draw:style-name="gr1" svg:width="5.6244in" svg:height="3.539in" svg:x="0.0354in" svg:y="0.0228in">
              <draw:object draw:notify-on-update-of-ranges="'2008'.D189:'2008'.G189 '2008'.C190:'2008'.C190 '2008'.D190:'2008'.G190 '2008'.C191:'2008'.C191 '2008'.D191:'2008'.G191 '2008'.C192:'2008'.C192 '2008'.D192:'2008'.G192 '2008'.C193:'2008'.C193 '2008'.D193:'2008'.G19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4"/>
        </table:table-row>
        <table:table-row table:style-name="ro1" table:number-rows-repeated="653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dc9775d-05ecbee-0851ad3-1586698-727bf66</meta:generator>
    <meta:creation-date>2008-01-17T08:31:34</meta:creation-date>
    <dc:date>2012-05-29T13:15:25</dc:date>
    <meta:editing-cycles>289</meta:editing-cycles>
    <meta:editing-duration>P8DT4H54M51S</meta:editing-duration>
    <dc:creator>Bela Ban</dc:creator>
    <meta:document-statistic meta:table-count="2" meta:cell-count="540" meta:object-count="6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4cm" svg:height="9.408cm" xlink:href=".." xlink:type="simple" chart:class="chart:line" chart:style-name="ch1">
        <chart:title svg:x="4.94cm" svg:y="0.192cm" chart:style-name="ch2">
          <text:p>Buddy Replication</text:p>
        </chart:title>
        <chart:subtitle svg:x="0.459cm" svg:y="0.937cm" chart:style-name="ch3">
          <text:p>(400 concurrent clients, ATTRIBUTE, SET_AND_NON_PRIMITIVE_GET)</text:p>
        </chart:subtitle>
        <chart:legend chart:legend-position="end" svg:x="10.628cm" svg:y="3.979cm" style:legend-expansion="high" chart:style-name="ch4"/>
        <chart:plot-area chart:style-name="ch5" table:cell-range-address="'2008'.C144:'2008'.G147" chart:data-source-has-labels="both" svg:x="1.097cm" svg:y="1.863cm" svg:width="9.428cm" svg:height="6.359cm">
          <chartooo:coordinate-region svg:x="2.229cm" svg:y="2.019cm" svg:width="8.204cm" svg:height="5.642cm"/>
          <chart:axis chart:dimension="x" chart:name="primary-x" chart:style-name="ch6" chartooo:axis-type="text">
            <chart:title svg:x="4.806cm" svg:y="8.679cm" chart:style-name="ch7">
              <text:p>Cluster Size</text:p>
            </chart:title>
            <chart:categories table:cell-range-address="'2008'.D144:'2008'.G144"/>
          </chart:axis>
          <chart:axis chart:dimension="y" chart:name="primary-y" chart:style-name="ch8">
            <chart:title svg:x="0.277cm" svg:y="6.674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45:'2008'.G145" chart:label-cell-address="'2008'.C145:'2008'.C145" chart:class="chart:line">
            <chart:data-point chart:repeated="4"/>
          </chart:series>
          <chart:series chart:style-name="ch12" chart:values-cell-range-address="'2008'.D146:'2008'.G146" chart:label-cell-address="'2008'.C146:'2008'.C146" chart:class="chart:line">
            <chart:data-point chart:repeated="4"/>
          </chart:series>
          <chart:series chart:style-name="ch13" chart:values-cell-range-address="'2008'.D147:'2008'.G147" chart:label-cell-address="'2008'.C147:'2008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44:'2008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45:'2008'.C145</svg:desc>
                </draw:g>
              </table:table-cell>
              <table:table-cell office:value-type="float" office:value="6837">
                <text:p>6837</text:p>
                <draw:g>
                  <svg:desc>'2008'.D145:'2008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46:'2008'.C146</svg:desc>
                </draw:g>
              </table:table-cell>
              <table:table-cell office:value-type="float" office:value="6838">
                <text:p>6838</text:p>
                <draw:g>
                  <svg:desc>'2008'.D146:'2008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08'.C147:'2008'.C147</svg:desc>
                </draw:g>
              </table:table-cell>
              <table:table-cell office:value-type="float" office:value="6730">
                <text:p>6730</text:p>
                <draw:g>
                  <svg:desc>'2008'.D147:'2008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95cm" chart:style-name="ch2">
          <text:p>TCP vs. UDP</text:p>
        </chart:title>
        <chart:subtitle svg:x="0.486cm" svg:y="0.933cm" chart:style-name="ch3">
          <text:p>(400 concurrent clients, ATTRIBUTE, SET_AND_NON_PRIMITIVE_GET)</text:p>
        </chart:subtitle>
        <chart:legend chart:legend-position="end" svg:x="10.697cm" svg:y="3.737cm" style:legend-expansion="high" chart:style-name="ch4"/>
        <chart:plot-area chart:style-name="ch5" table:cell-range-address="'2008'.C167:'2008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63cm" chart:style-name="ch7">
              <text:p>Cluster Size</text:p>
            </chart:title>
            <chart:categories table:cell-range-address="'2008'.D167:'2008'.G167"/>
          </chart:axis>
          <chart:axis chart:dimension="y" chart:name="primary-y" chart:style-name="ch8">
            <chart:title svg:x="0.28cm" svg:y="6.502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68:'2008'.G168" chart:label-cell-address="'2008'.C168:'2008'.C168" chart:class="chart:line">
            <chart:data-point chart:repeated="4"/>
          </chart:series>
          <chart:series chart:style-name="ch12" chart:values-cell-range-address="'2008'.D169:'2008'.G169" chart:label-cell-address="'2008'.C169:'2008'.C169" chart:class="chart:line">
            <chart:data-point chart:repeated="4"/>
          </chart:series>
          <chart:series chart:style-name="ch13" chart:values-cell-range-address="'2008'.D170:'2008'.G170" chart:label-cell-address="'2008'.C170:'2008'.C170" chart:class="chart:line">
            <chart:data-point chart:repeated="4"/>
          </chart:series>
          <chart:series chart:style-name="ch14" chart:values-cell-range-address="'2008'.D171:'2008'.G171" chart:label-cell-address="'2008'.C171:'2008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67:'2008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68:'2008'.C168</svg:desc>
                </draw:g>
              </table:table-cell>
              <table:table-cell office:value-type="float" office:value="6837">
                <text:p>6837</text:p>
                <draw:g>
                  <svg:desc>'2008'.D168:'2008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69:'2008'.C169</svg:desc>
                </draw:g>
              </table:table-cell>
              <table:table-cell office:value-type="float" office:value="6838">
                <text:p>6838</text:p>
                <draw:g>
                  <svg:desc>'2008'.D169:'2008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08'.C170:'2008'.C170</svg:desc>
                </draw:g>
              </table:table-cell>
              <table:table-cell office:value-type="float" office:value="6747">
                <text:p>6747</text:p>
                <draw:g>
                  <svg:desc>'2008'.D170:'2008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08'.C171:'2008'.C171</svg:desc>
                </draw:g>
              </table:table-cell>
              <table:table-cell office:value-type="float" office:value="6730">
                <text:p>6730</text:p>
                <draw:g>
                  <svg:desc>'2008'.D171:'2008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6cm" svg:height="8.999cm" xlink:href=".." xlink:type="simple" chart:class="chart:line" chart:style-name="ch1">
        <chart:title svg:x="5.023cm" svg:y="0.185cm" chart:style-name="ch2">
          <text:p>Cost of REPL_SYNC</text:p>
        </chart:title>
        <chart:subtitle svg:x="0.873cm" svg:y="0.92cm" chart:style-name="ch3">
          <text:p>(400 concurrent clients, ATTRIBUTE, SET_AND_NON_PRIMITIVE_GET)</text:p>
        </chart:subtitle>
        <chart:legend chart:legend-position="end" svg:x="10.391cm" svg:y="3.568cm" style:legend-expansion="high" chart:style-name="ch4"/>
        <chart:plot-area chart:style-name="ch5" table:cell-range-address="'2008'.C189:'2008'.G193" chart:data-source-has-labels="both" svg:x="1.125cm" svg:y="1.606cm" svg:width="9.141cm" svg:height="6.183cm">
          <chartooo:coordinate-region svg:x="2.257cm" svg:y="1.762cm" svg:width="7.917cm" svg:height="5.466cm"/>
          <chart:axis chart:dimension="x" chart:name="primary-x" chart:style-name="ch6" chartooo:axis-type="text">
            <chart:title svg:x="4.691cm" svg:y="8.237cm" chart:style-name="ch7">
              <text:p>Cluster Size</text:p>
            </chart:title>
            <chart:categories table:cell-range-address="'2008'.D189:'2008'.G189"/>
          </chart:axis>
          <chart:axis chart:dimension="y" chart:name="primary-y" chart:style-name="ch8">
            <chart:title svg:x="0.292cm" svg:y="6.329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90:'2008'.G190" chart:label-cell-address="'2008'.C190:'2008'.C190" chart:class="chart:line">
            <chart:data-point chart:repeated="4"/>
          </chart:series>
          <chart:series chart:style-name="ch12" chart:values-cell-range-address="'2008'.D191:'2008'.G191" chart:label-cell-address="'2008'.C191:'2008'.C191" chart:class="chart:line">
            <chart:data-point chart:repeated="4"/>
          </chart:series>
          <chart:series chart:style-name="ch13" chart:values-cell-range-address="'2008'.D192:'2008'.G192" chart:label-cell-address="'2008'.C192:'2008'.C192" chart:class="chart:line">
            <chart:data-point chart:repeated="4"/>
          </chart:series>
          <chart:series chart:style-name="ch14" chart:values-cell-range-address="'2008'.D193:'2008'.G193" chart:label-cell-address="'2008'.C193:'2008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89:'2008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90:'2008'.C190</svg:desc>
                </draw:g>
              </table:table-cell>
              <table:table-cell office:value-type="float" office:value="6837">
                <text:p>6837</text:p>
                <draw:g>
                  <svg:desc>'2008'.D190:'2008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08'.C191:'2008'.C191</svg:desc>
                </draw:g>
              </table:table-cell>
              <table:table-cell office:value-type="float" office:value="6695">
                <text:p>6695</text:p>
                <draw:g>
                  <svg:desc>'2008'.D191:'2008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08'.C192:'2008'.C192</svg:desc>
                </draw:g>
              </table:table-cell>
              <table:table-cell office:value-type="float" office:value="6730">
                <text:p>6730</text:p>
                <draw:g>
                  <svg:desc>'2008'.D192:'2008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08'.C193:'2008'.C193</svg:desc>
                </draw:g>
              </table:table-cell>
              <table:table-cell office:value-type="float" office:value="6394">
                <text:p>6394</text:p>
                <draw:g>
                  <svg:desc>'2008'.D193:'2008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38cm" svg:height="9.079cm" xlink:href=".." xlink:type="simple" chart:class="chart:line" chart:style-name="ch1">
        <chart:title svg:x="3.175cm" svg:y="0.187cm" chart:style-name="ch2">
          <text:p>Performance Before Optimization</text:p>
        </chart:title>
        <chart:subtitle svg:x="4.864cm" svg:y="1.021cm" chart:style-name="ch3">
          <text:p>(400 concurrent clients)</text:p>
        </chart:subtitle>
        <chart:legend chart:legend-position="end" svg:x="8.916cm" svg:y="3.722cm" style:legend-expansion="high" chart:style-name="ch4"/>
        <chart:plot-area chart:style-name="ch5" table:cell-range-address="'2008'.C73:'2008'.G75" chart:data-source-has-labels="both" svg:x="1.106cm" svg:y="1.795cm" svg:width="8.878cm" svg:height="6.111cm">
          <chartooo:coordinate-region svg:x="2.238cm" svg:y="1.951cm" svg:width="7.654cm" svg:height="5.394cm"/>
          <chart:axis chart:dimension="x" chart:name="primary-x" chart:style-name="ch6" chartooo:axis-type="text">
            <chart:title svg:x="4.543cm" svg:y="8.242cm" chart:style-name="ch7">
              <text:p>Cluster Size</text:p>
            </chart:title>
            <chart:categories table:cell-range-address="'2008'.D73:'2008'.G73"/>
          </chart:axis>
          <chart:axis chart:dimension="y" chart:name="primary-y" chart:style-name="ch8">
            <chart:title svg:x="0.282cm" svg:y="6.694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74:'2008'.G74" chart:label-cell-address="'2008'.C74:'2008'.C74" chart:class="chart:line">
            <chart:data-point chart:repeated="4"/>
          </chart:series>
          <chart:series chart:style-name="ch12" chart:values-cell-range-address="'2008'.D75:'2008'.G75" chart:label-cell-address="'2008'.C75:'2008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73:'2008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08'.C74:'2008'.C74</svg:desc>
                </draw:g>
              </table:table-cell>
              <table:table-cell office:value-type="float" office:value="6303">
                <text:p>6303</text:p>
                <draw:g>
                  <svg:desc>'2008'.D74:'2008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08'.C75:'2008'.C75</svg:desc>
                </draw:g>
              </table:table-cell>
              <table:table-cell office:value-type="float" office:value="8964">
                <text:p>8964</text:p>
                <draw:g>
                  <svg:desc>'2008'.D75:'2008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4cm" xlink:href=".." xlink:type="simple" chart:class="chart:line" chart:style-name="ch1">
        <chart:title svg:x="2.945cm" svg:y="0.203cm" chart:style-name="ch2">
          <text:p>Optimization of Replication Granularity</text:p>
        </chart:title>
        <chart:subtitle svg:x="1.774cm" svg:y="0.959cm" chart:style-name="ch3">
          <text:p>(400 concurrent clients, SET_AND_NON_PRIMITIVE_GET)</text:p>
        </chart:subtitle>
        <chart:legend chart:legend-position="end" svg:x="10.105cm" svg:y="4.456cm" style:legend-expansion="high" chart:style-name="ch4"/>
        <chart:plot-area chart:style-name="ch5" table:cell-range-address="'2008'.C94:'2008'.G96" chart:data-source-has-labels="both" svg:x="1.109cm" svg:y="1.668cm" svg:width="8.997cm" svg:height="7.015cm">
          <chartooo:coordinate-region svg:x="2.086cm" svg:y="1.824cm" svg:width="7.928cm" svg:height="6.298cm"/>
          <chart:axis chart:dimension="x" chart:name="primary-x" chart:style-name="ch6" chartooo:axis-type="text">
            <chart:title svg:x="4.602cm" svg:y="9.153cm" chart:style-name="ch7">
              <text:p>Cluster Size</text:p>
            </chart:title>
            <chart:categories table:cell-range-address="'2008'.D94:'2008'.G94"/>
          </chart:axis>
          <chart:axis chart:dimension="y" chart:name="primary-y" chart:style-name="ch8">
            <chart:title svg:x="0.284cm" svg:y="6.814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95:'2008'.G95" chart:label-cell-address="'2008'.C95:'2008'.C95" chart:class="chart:line">
            <chart:data-point chart:repeated="4"/>
          </chart:series>
          <chart:series chart:style-name="ch12" chart:values-cell-range-address="'2008'.D96:'2008'.G96" chart:label-cell-address="'2008'.C96:'2008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94:'2008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08'.C95:'2008'.C95</svg:desc>
                </draw:g>
              </table:table-cell>
              <table:table-cell office:value-type="float" office:value="6730">
                <text:p>6730</text:p>
                <draw:g>
                  <svg:desc>'2008'.D95:'2008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08'.C96:'2008'.C96</svg:desc>
                </draw:g>
              </table:table-cell>
              <table:table-cell office:value-type="float" office:value="6303">
                <text:p>6303</text:p>
                <draw:g>
                  <svg:desc>'2008'.D96:'2008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3cm" svg:height="9.79cm" xlink:href=".." xlink:type="simple" chart:class="chart:line" chart:style-name="ch1">
        <chart:title svg:x="3.558cm" svg:y="0.203cm" chart:style-name="ch2">
          <text:p>Optimization of Replication Trigger</text:p>
        </chart:title>
        <chart:subtitle svg:x="5.107cm" svg:y="0.95cm" chart:style-name="ch3">
          <text:p>(400 concurrent clients)</text:p>
        </chart:subtitle>
        <chart:legend chart:legend-position="end" svg:x="9.381cm" svg:y="3.999cm" style:legend-expansion="high" chart:style-name="ch4"/>
        <chart:plot-area chart:style-name="ch5" table:cell-range-address="'2008'.C120:'2008'.G123" chart:data-source-has-labels="both" svg:x="1.127cm" svg:y="1.65cm" svg:width="9.111cm" svg:height="6.887cm">
          <chartooo:coordinate-region svg:x="2.259cm" svg:y="1.806cm" svg:width="7.887cm" svg:height="6.17cm"/>
          <chart:axis chart:dimension="x" chart:name="primary-x" chart:style-name="ch6" chartooo:axis-type="text">
            <chart:title svg:x="4.678cm" svg:y="8.998cm" chart:style-name="ch7">
              <text:p>Cluster Size</text:p>
            </chart:title>
            <chart:categories table:cell-range-address="'2008'.D120:'2008'.G120"/>
          </chart:axis>
          <chart:axis chart:dimension="y" chart:name="primary-y" chart:style-name="ch8">
            <chart:title svg:x="0.293cm" svg:y="6.716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21:'2008'.G121" chart:label-cell-address="'2008'.C121:'2008'.C121" chart:class="chart:line">
            <chart:data-point chart:repeated="4"/>
          </chart:series>
          <chart:series chart:style-name="ch12" chart:values-cell-range-address="'2008'.D122:'2008'.G122" chart:label-cell-address="'2008'.C122:'2008'.C122" chart:class="chart:line">
            <chart:data-point chart:repeated="4"/>
          </chart:series>
          <chart:series chart:style-name="ch13" chart:values-cell-range-address="'2008'.D123:'2008'.G123" chart:label-cell-address="'2008'.C123:'2008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20:'2008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08'.C121:'2008'.C121</svg:desc>
                </draw:g>
              </table:table-cell>
              <table:table-cell office:value-type="float" office:value="8823">
                <text:p>8823</text:p>
                <draw:g>
                  <svg:desc>'2008'.D121:'2008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08'.C122:'2008'.C122</svg:desc>
                </draw:g>
              </table:table-cell>
              <table:table-cell office:value-type="float" office:value="6730">
                <text:p>6730</text:p>
                <draw:g>
                  <svg:desc>'2008'.D122:'2008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08'.C123:'2008'.C123</svg:desc>
                </draw:g>
              </table:table-cell>
              <table:table-cell office:value-type="float" office:value="6303">
                <text:p>6303</text:p>
                <draw:g>
                  <svg:desc>'2008'.D123:'2008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